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P2" style:parent-style-name="Normal" style:family="paragraph">
      <style:text-properties fo:color="#000000" fo:font-size="14pt" style:font-size-asian="14pt" style:font-size-complex="14pt" style:language-complex="ar" style:country-complex="MA"/>
    </style:style>
    <style:style style:name="P3" style:parent-style-name="Normal" style:family="paragraph">
      <style:text-properties fo:color="#000000" fo:font-size="14pt" style:font-size-asian="14pt" style:font-size-complex="14pt" style:language-complex="ar" style:country-complex="MA"/>
    </style:style>
    <style:style style:name="P4" style:parent-style-name="Normal" style:family="paragraph">
      <style:text-properties fo:color="#000000" fo:font-size="14pt" style:font-size-asian="14pt" style:font-size-complex="14pt" style:language-complex="ar" style:country-complex="MA"/>
    </style:style>
    <style:style style:name="P5" style:parent-style-name="Normal" style:family="paragraph">
      <style:text-properties fo:color="#000000" fo:font-size="14pt" style:font-size-asian="14pt" style:font-size-complex="14pt" style:language-complex="ar" style:country-complex="MA"/>
    </style:style>
    <style:style style:name="P6" style:parent-style-name="Normal" style:family="paragraph">
      <style:text-properties fo:color="#000000" fo:font-size="14pt" style:font-size-asian="14pt" style:font-size-complex="14pt" style:language-complex="ar" style:country-complex="MA"/>
    </style:style>
    <style:style style:name="P7" style:parent-style-name="Normal" style:family="paragraph">
      <style:text-properties fo:color="#000000" fo:font-size="14pt" style:font-size-asian="14pt" style:font-size-complex="14pt" style:language-complex="ar" style:country-complex="MA"/>
    </style:style>
    <style:style style:name="P8" style:parent-style-name="Normal" style:family="paragraph">
      <style:text-properties fo:color="#000000" fo:font-size="14pt" style:font-size-asian="14pt" style:font-size-complex="14pt" style:language-complex="ar" style:country-complex="MA"/>
    </style:style>
    <style:style style:name="P9" style:parent-style-name="Normal" style:family="paragraph">
      <style:text-properties fo:color="#000000" fo:font-size="14pt" style:font-size-asian="14pt" style:font-size-complex="14pt" style:language-complex="ar" style:country-complex="MA"/>
    </style:style>
    <style:style style:name="P10" style:parent-style-name="Normal" style:family="paragraph">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style:style>
    <style:style style:name="T11" style:parent-style-name="Policepardéfaut" style:family="text">
      <style:text-properties fo:color="#000000" fo:font-size="14pt" style:font-size-asian="14pt" style:font-size-complex="14pt" style:language-complex="ar" style:country-complex="MA"/>
    </style:style>
    <style:style style:name="T12" style:parent-style-name="Policepardéfaut" style:family="text">
      <style:text-properties fo:color="#000000" fo:font-size="14pt" style:font-size-asian="14pt" style:font-size-complex="14pt" style:language-complex="ar" style:country-complex="MA"/>
    </style:style>
    <style:style style:name="T13" style:parent-style-name="Policepardéfaut" style:family="text">
      <style:text-properties fo:color="#000000" fo:font-size="14pt" style:font-size-asian="14pt" style:font-size-complex="14pt" style:language-complex="ar" style:country-complex="MA"/>
    </style:style>
    <style:style style:name="T14" style:parent-style-name="Policepardéfaut" style:family="text">
      <style:text-properties fo:color="#000000" fo:font-size="14pt" style:font-size-asian="14pt" style:font-size-complex="14pt" style:language-complex="ar" style:country-complex="MA"/>
    </style:style>
    <style:style style:name="T15" style:parent-style-name="Policepardéfaut" style:family="text">
      <style:text-properties fo:color="#000000" fo:font-size="14pt" style:font-size-asian="14pt" style:font-size-complex="14pt" style:language-complex="ar" style:country-complex="MA"/>
    </style:style>
    <style:style style:name="T16" style:parent-style-name="Policepardéfaut" style:family="text">
      <style:text-properties fo:color="#000000" fo:font-size="14pt" style:font-size-asian="14pt" style:font-size-complex="14pt" style:language-complex="ar" style:country-complex="MA"/>
    </style:style>
    <style:style style:name="P17" style:parent-style-name="Normal" style:family="paragraph">
      <style:text-properties fo:color="#000000" fo:font-size="14pt" style:font-size-asian="14pt" style:font-size-complex="14pt" style:language-complex="ar" style:country-complex="MA"/>
    </style:style>
  </office:automatic-styles>
  <office:body>
    <office:text text:use-soft-page-breaks="true">
      <text:p text:style-name="P1">Introduction</text:p>
      <text:p text:style-name="P2">Ce rapport du stage fournit un aperçu complet du stage en marketing par e-mail dans la gestion des utilisateurs et la gestion de l’équipe dans le cadre du projet de marketing par e-mail. Ce stage est configurée pour nous doter des compétences et des connaissances nécessaires pour gérer efficacement les tâches des utilisateurs et des équipes au sein du projet. L’objectif principal du stage était de créer un environnement favorable</text:p>
      <text:p text:style-name="P3">gérer les ressources humaines du projet.</text:p>
      <text:p text:style-name="P4"/>
      <text:p text:style-name="P5">Le stage pour la gestion des utilisateurs axée sur le développement des compétences dans la création et la gestion des comptes des utilisateurs, des droits d’accès et des autorisations. Ces compétences sont essentielles au maintien d’un environnement ordonné et contrôlé où les comptes des utilisateurs sont bien gérés et où l’accès autorisé est accordé aux membres appropriés de l’équipe.</text:p>
      <text:p text:style-name="P6"/>
      <text:p text:style-name="P7">En même temps, l’objectif du stage en gestion d’équipe était d’améliorer les capacités de diriger et de coordonner un groupe de personnes vers la mise en œuvre réussie du projet de marketing par e-mail. Les principaux sujets abordés comprenaient la gestion des groupes, les contrôles et les outils d’aide à l’organisation. Ces compétences sont nécessaires pour améliorer le rendement de l’équipe et assurer la meilleure conduite d’un projet de marketing par e-mail.</text:p>
      <text:p text:style-name="P8"/>
      <text:p text:style-name="P9"/>
      <text:p text:style-name="P10">Entreprise</text:p>
      <text:p text:style-name="Normal"><text:span text:style-name="T11">Open ITC est une société de services informatiques exceptionnelle spécialisée dans le développement de logiciels et de sites Web, l’installation de réseaux informatiques et<text:s/></text:span><text:span text:style-name="T12">le stage<text:s/></text:span><text:span text:style-name="T13">continue pour le Centre du commerce international. OpenITC est connu pour son expertise dans la fourniture de solutions innovantes à une variété de clients. L’engagement de l’entreprise envers l’excellence se reflète dans son équipe dévouée de professionnels qui possèdent des connaissances techniques approfondies et une passion pour<text:s/></text:span><text:soft-page-break/><text:span text:style-name="T14">rester à l’avant-garde des tendances de l’industrie. L’accent mis par OpenITC sur la fourniture de logiciels et de services de développement Web de premier ordre garantit aux clients des solutions personnalisées qui répondent à leurs besoins commerciaux uniques. De plus, l’expérience de l’entreprise dans l’installation de réseaux informatiques assure une communication fluide et des opérations efficaces pour ses clients. Le dévouement d’OpenITC à<text:s/></text:span><text:span text:style-name="T15">le stage</text:span><text:span text:style-name="T16"><text:s/>continue dans l’ITC souligne son engagement envers l’amélioration continue et le fait de rester à l’avant-garde dans le paysage technologique en évolution rapide.</text:span></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ussef dalouji</meta:initial-creator>
    <dc:creator>youssef dalouji</dc:creator>
    <meta:creation-date>2023-06-01T20:33:00Z</meta:creation-date>
    <dc:date>2023-06-03T23:45:00Z</dc:date>
    <meta:template xlink:href="Normal" xlink:type="simple"/>
    <meta:editing-cycles>2</meta:editing-cycles>
    <meta:editing-duration>PT110160S</meta:editing-duration>
    <meta:document-statistic meta:page-count="2" meta:paragraph-count="4" meta:word-count="384" meta:character-count="2495" meta:row-count="17" meta:non-whitespace-character-count="2115"/>
  </office:meta>
</office:document-meta>
</file>